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font-size="20pt" style:font-size-asian="2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</text:span><text:span text:style-name="T2">ような厳密解釈を目指す）</text:span></text:p>
          <text:p text:style-name="P1"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タ構造パラダイムの下で</text:span><text:span text:style-name="T2">データを扱う </text:span></text:p>
          <text:p text:style-name="P1"><text:span text:style-name="T2">　　</text:span><text:span text:style-name="T2">=&gt; </text:span><text:span text:style-name="T2">シンプルで最低限のオペレーショ</text:span><text:span text:style-name="T2">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draw:frame draw:style-name="gr3" draw:text-style-name="P4" draw:layer="layout" svg:width="2.407cm" svg:height="1.055cm" svg:x="0.094cm" svg:y="0.119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6" draw:layer="layout" svg:width="19.637cm" svg:height="8.633cm" svg:x="0.401cm" svg:y="5.01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</text:span><text:span text:style-name="T2">は、前述</text:span><text:span text:style-name="T2">&lt;T-form&gt;</text:span><text:span text:style-name="T2">で表現され</text:span><text:span text:style-name="T2">る</text:span><text:span text:style-name="T2">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’(‘&lt;Line&gt;(‘,’&lt;Line&gt;)*’)’</text:span></text:p>
          <text:p text:style-name="P1"><text:span text:style-name="T2"><text:s text:c="4"/></text:span><text:span text:style-name="T2">&lt;Line&gt;::=’(‘&lt;Cell&gt;(‘,’&lt;Cell&gt;)’)’</text:span></text:p>
          <text:p text:style-name="P1"><text:span text:style-name="T2"><text:s text:c="4"/></text:span><text:span text:style-name="T2">&lt;Cell&gt;::=’(‘&lt;Item&gt;’,’’Quantity’’(‘&lt;Valu</text:span><text:span text:style-name="T2">e&gt;’,’&lt;Unit&gt;’)’’)’ </text:span></text:p>
          <text:p text:style-name="P1"><text:span text:style-name="T2"><text:s text:c="16"/></text:span><text:span text:style-name="T2">| </text:span><text:span text:style-name="T2">‘(‘&lt;Item&gt;’,’&lt;Type&gt;’(‘&lt;Val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</text:span><text:span text:style-name="T2">（前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3.674cm" svg:height="1.013cm" svg:x="0.1cm" svg:y="4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5" draw:text-style-name="P2" draw:layer="layout" svg:width="8.754cm" svg:height="3.299cm" svg:x="3.679cm" svg:y="8.7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5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3.834cm" svg:height="1.013cm" svg:x="0.066cm" svg:y="3.687cm">
          <text:p text:style-name="P1"><text:span text:style-name="T2">データ構造記述言語のセマンティックレベル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0.998cm" svg:height="3.299cm" svg:x="0.436cm" svg:y="10.925cm">
          <text:p text:style-name="P1"><text:span text:style-name="T2">- </text:span><text:span text:style-name="T2">「バインド」による構造変更</text:span></text:p>
          <text:p text:style-name="P1"><text:span text:style-name="T2">- </text:span><text:span text:style-name="T2">「オペレーション」による構造変更</text:span></text:p>
          <text:p text:style-name="P1"><text:span text:style-name="T2">- </text:span><text:span text:style-name="T2">内部構造変更</text:span></text:p>
          <text:p text:style-name="P1"><text:span text:style-name="T2">- </text:span><text:span text:style-name="T2">表現（</text:span><text:span text:style-name="T2">print</text:span><text:span text:style-name="T2">）による構造変更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6.1cm" svg:height="2.535cm" svg:x="0.434cm" svg:y="4.665cm">
          <text:p text:style-name="P1"><text:span text:style-name="T2">- </text:span><text:span text:style-name="T2">言語の木構造</text:span></text:p>
          <text:p text:style-name="P1"><text:span text:style-name="T2">- </text:span><text:span text:style-name="T2">「レファレンス」による、グラフ・均質化</text:span><text:span text:style-name="T2">2</text:span><text:span text:style-name="T2">部グラフ </text:span></text:p>
          <text:p text:style-name="P1"><text:span text:style-name="T2"><text:s text:c="2"/></text:span><text:span text:style-name="T2">=&gt; </text:span><text:span text:style-name="T2">言語によって表される知識構造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2.564cm" svg:height="1.013cm" svg:x="0cm" svg:y="10cm">
          <text:p text:style-name="P1"><text:span text:style-name="T2">データ構造の変更（言語の表現評価系）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7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7" draw:layer="layout" svg:width="14.173cm" svg:height="1.773cm" svg:x="0.5cm" svg:y="10.6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6.214cm" svg:height="1.013cm" svg:x="0.086cm" svg:y="9.7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8.369cm" svg:height="1.013cm" svg:x="0.074cm" svg:y="2.2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8.622cm" svg:height="5.583cm" svg:x="0.5cm" svg:y="3.2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、新仕様に表現変更される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844cm" svg:height="3.299cm" svg:x="0.482cm" svg:y="14.3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5.104cm" svg:height="1.013cm" svg:x="0.114cm" svg:y="13.3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6.886cm" svg:y="4.64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364cm" svg:y="7.637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2" draw:layer="layout" svg:width="5.763cm" svg:height="0.843cm" svg:x="1.417cm" svg:y="4.658cm">
          <text:p text:style-name="P1"><text:span text:style-name="T4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1cm" svg:height="1.013cm" svg:x="3.17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7.11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7.629cm" svg:height="1.435cm" svg:x="1.171cm" svg:y="4.299cm">
          <text:p text:style-name="P1"><text:span text:style-name="T7">(#10$FILE$("data.ns3.csv"),</text:span></text:p>
          <text:p text:style-name="P1"><text:span text:style-name="T7">$:#10$</text:span><text:span text:style-name="T4">(#1[2],#2[2],#3[2],#4[4,2])</text:span><text:span text:style-name="T7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3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10.711cm" svg:height="0.843cm" svg:x="1.165cm" svg:y="7.425cm">
          <text:p text:style-name="P1"><text:span text:style-name="T4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2" draw:layer="layout" svg:width="3.046cm" svg:height="0.843cm" svg:x="1.165cm" svg:y="4.313cm">
          <text:p text:style-name="P1"><text:span text:style-name="T4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11.635cm" svg:height="0.843cm" svg:x="1.165cm" svg:y="7.425cm">
          <text:p text:style-name="P1"><text:span text:style-name="T4">$PI$(</text:span><text:span text:style-name="T7">$%$</text:span><text:span text:style-name="T4">(Length,Weight),Quantity($#4,</text:span><text:span text:style-name="T7">$%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:#10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9.029cm" svg:height="2.026cm" svg:x="1.171cm" svg:y="4.299cm">
          <text:p text:style-name="P1"><text:span text:style-name="T7">(#10$FILE$("data.ns3.csv"),</text:span></text:p>
          <text:p text:style-name="P1"><text:span text:style-name="T7">#11$FILE$("num.csv"),</text:span></text:p>
          <text:p text:style-name="P1"><text:span text:style-name="T7">$:#10$</text:span><text:span text:style-name="T4">(#1[2],#2[2],#3[2],#4</text:span><text:span text:style-name="T7">$:#11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6" draw:text-style-name="P2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6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6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6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13.035cm" svg:height="0.843cm" svg:x="1.165cm" svg:y="7.425cm">
          <text:p text:style-name="P1"><text:span text:style-name="T4">$PI$(</text:span><text:span text:style-name="T7">$BIND$</text:span><text:span text:style-name="T4">(Length,Weight),Quantity($#4,</text:span><text:span text:style-name="T7">$BIND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BIND:#10[]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6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6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 presentation:presentation-page-layout-name="AL2T11">
        <draw:custom-shape draw:name="テキスト ボックス 3" draw:style-name="gr1" draw:text-style-name="P6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6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6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335cm" svg:height="0.843cm" svg:x="0.9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11.629cm" svg:height="1.435cm" svg:x="0.871cm" svg:y="4.299cm">
          <text:p text:style-name="P1"><text:span text:style-name="T7">(#10$FILE$("data.ns3.csv"),#11$FILE$("num.csv"),</text:span></text:p>
          <text:p text:style-name="P1"><text:span text:style-name="T7">$BIND:#10[]$</text:span><text:span text:style-name="T4">(#1[2],#2[2],#3[2],#4</text:span><text:span text:style-name="T7">$BIND:#11[]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6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6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6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6" draw:text-style-name="P6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6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6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6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19</meta:editing-cycles>
    <meta:creation-date>2020-04-16T04:11:41</meta:creation-date>
    <dc:date>2020-06-18T11:05:37.946382486</dc:date>
    <meta:editing-duration>PT6H23M29S</meta:editing-duration>
    <meta:generator>LibreOffice/5.3.6.1$Linux_X86_64 LibreOffice_project/30$Build-1</meta:generator>
    <meta:document-statistic meta:object-count="180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